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in" loext:contextual-spacing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2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rsid="000ba7ca" officeooo:paragraph-rsid="000ba7ca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0ba7ca"/>
    </style:style>
    <style:style style:name="fr1" style:family="graphic" style:parent-style-name="Frame">
      <style:graphic-properties fo:margin-left="0.1256in" fo:margin-right="0.1256in" fo:margin-top="0in" fo:margin-bottom="0in" style:run-through="background" style:wrap="parallel" style:number-wrapped-paragraphs="no-limit" style:vertical-pos="from-top" style:vertical-rel="paragraph" style:horizontal-pos="from-left" style:horizontal-rel="paragraph" fo:background-color="#ffffff" draw:fill="solid" draw:fill-color="#ffffff" fo:padding-left="0.1in" fo:padding-right="0.1in" fo:padding-top="0.05in" fo:padding-bottom="0.05in" fo:border="0.74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ame: <text:span text:style-name="T5">Seth Braddock</text:span></text:p>
      <text:p text:style-name="Standard">Section: <text:span text:style-name="T5">7</text:span></text:p>
      <text:p text:style-name="Standard">University ID: <text:span text:style-name="T5">914939101</text:span></text:p>
      <text:p text:style-name="Standard"/>
      <text:p text:style-name="P3">Project 2 Report</text:p>
      <text:p text:style-name="P2"/>
      <text:p text:style-name="P2">Summary:</text:p>
      <text:p text:style-name="P5">10pts</text:p>
      <text:p text:style-name="P2"><draw:frame draw:style-name="fr1" draw:name="Frame1" text:anchor-type="char" svg:x="-0.0417in" svg:y="0.0382in" svg:width="5.7598in" svg:height="2.052in" draw:z-index="3"><draw:text-box><text:p text:style-name="P6">In this project, I gained experience writing a relatively larger C program. My skills in utilizing structs and parsing strings improved as well. I was unable to get my program to work, as I believe I created some sort of deadlock somewhere. It stalls on locking the queue mutex. More research is needed for me to debug and figure out where I blundered. Nonetheless, I learned a good deal about using mutexes in a practical application.</text:p></draw:text-box></draw:frame>Part II:</text:p>
      <text:p text:style-name="P2">6.2:</text:p>
      <text:p text:style-name="P1"><text:span text:style-name="T1">5pts <text:s/></text:span>Average processing times for TRANS and CHECK requests (from test script):</text:p>
      <text:p text:style-name="P1"><draw:frame draw:style-name="fr1" draw:name="Frame2" text:anchor-type="char" svg:x="-0.0335in" svg:y="0.0354in" svg:width="5.5929in" svg:height="1.0898in" draw:z-index="0"><draw:text-box><text:p text:style-name="Standard"/></draw:text-box></draw:frame></text:p>
      <text:p text:style-name="P4">6.3:</text:p>
      <text:p text:style-name="P5">3.2.1:</text:p>
      <text:p text:style-name="P1"><text:span text:style-name="T1">3pts</text:span> <text:s/>Which technique was faster - coarse or fine grained locking?</text:p>
      <text:p text:style-name="P1"><draw:frame draw:style-name="fr1" draw:name="Frame3" text:anchor-type="char" svg:x="0in" svg:y="0.0646in" svg:width="5.7598in" svg:height="0.6957in" draw:z-index="1"><draw:text-box><text:p text:style-name="Standard"/></draw:text-box></draw:frame><text:span text:style-name="T1">3pts</text:span> <text:s/>Why was this technique faster?</text:p>
      <text:p text:style-name="P1"><draw:frame draw:style-name="fr1" draw:name="Frame4" text:anchor-type="char" svg:x="-0.0335in" svg:y="0.1244in" svg:width="5.7598in" svg:height="0.8866in" draw:z-index="4"><draw:text-box><text:p text:style-name="Standard"/></draw:text-box></draw:frame><text:span text:style-name="T1">3pts</text:span> <text:s/>Are there any instances where the other technique would be faster?</text:p>
      <text:p text:style-name="P1"><draw:frame draw:style-name="fr1" draw:name="Frame5" text:anchor-type="char" svg:x="0in" svg:y="0.0583in" svg:width="5.7598in" svg:height="1.1217in" draw:z-index="2"><draw:text-box><text:p text:style-name="Standard"/></draw:text-box></draw:frame><text:soft-page-break/><text:span text:style-name="T1">3pts</text:span> <text:s/>What would happen to the performance if a lock was used for every 10 accounts? Why?</text:p>
      <text:p text:style-name="P1"><draw:frame draw:style-name="fr1" draw:name="Frame6" text:anchor-type="char" svg:x="0in" svg:y="1.5in" svg:width="5.7598in" svg:height="1.7465in" draw:z-index="5"><draw:text-box><text:p text:style-name="Standard"/></draw:text-box></draw:frame><draw:frame draw:style-name="fr1" draw:name="Frame7" text:anchor-type="char" svg:x="0in" svg:y="0.0583in" svg:width="5.7598in" svg:height="1.1217in" draw:z-index="6"><draw:text-box><text:p text:style-name="Standard"/></draw:text-box></draw:frame><text:span text:style-name="T1">3pts</text:span> <text:s/>Discuss the probable "optimal" locking granularity (fine, coarse, or medium)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>
      <style:paragraph-properties fo:margin-top="0.1945in" fo:margin-bottom="0.1945in" loext:contextual-spacing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ame:</dc:title>
    <dc:subject/>
    <meta:keyword/>
    <dc:description/>
    <meta:initial-creator>朱熠锷</meta:initial-creator>
    <meta:creation-date>2006-04-26T01:14:00</meta:creation-date>
    <dc:date>2021-04-19T23:02:50.098208039</dc:date>
    <meta:editing-cycles>13</meta:editing-cycles>
    <meta:editing-duration>PT8H18M19S</meta:editing-duration>
    <meta:document-statistic meta:table-count="0" meta:image-count="0" meta:object-count="0" meta:page-count="2" meta:paragraph-count="17" meta:word-count="163" meta:character-count="964" meta:non-whitespace-character-count="812"/>
    <meta:generator>LibreOffice/6.4.6.2$Linux_X86_64 LibreOffice_project/40$Build-2</meta:generator>
    <meta:user-defined meta:name="KSOProductBuildVer">1033-9.1.0.4746</meta:user-defined>
  </office:meta>
</office:document-meta>
</file>